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72.79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44" style:family="table-cell" style:parent-style-name="Default">
      <style:table-cell-properties fo:border="0.06pt solid #000000"/>
    </style:style>
    <style:style style:name="ce14" style:family="table-cell" style:parent-style-name="Default" style:data-style-name="N100"/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5" style:family="table-cell" style:parent-style-name="Default">
      <style:table-cell-properties fo:wrap-option="wrap" style:vertical-align="top"/>
    </style:style>
    <style:style style:name="ce4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4"/>
        <table:table-column table:style-name="co6" table:default-cell-style-name="Default"/>
        <table:table-column table:style-name="co1" table:default-cell-style-name="Default"/>
        <table:table-column table:style-name="co1" table:default-cell-style-name="ce30"/>
        <table:table-column table:style-name="co1" table:number-columns-repeated="59" table:default-cell-style-name="Default"/>
        <table:table-row table:style-name="ro1">
          <table:table-cell table:style-name="ce9" office:value-type="string" calcext:value-type="string" table:number-columns-spanned="14" table:number-rows-spanned="1">
            <text:p>NILAI MATA KULIAH METODE NUMERIK DAN TEKNIK KOMPUTASI 2019/2020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table:style-name="ce9"/>
          <table:table-cell table:number-columns-repeated="6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3"/>
          <table:table-cell table:style-name="ce25" office:value-type="string" calcext:value-type="string">
            <text:p>Score</text:p>
          </table:table-cell>
          <table:table-cell table:style-name="ce25" office:value-type="string" calcext:value-type="string">
            <text:p>Grade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TUGAS</text:p>
          </table:table-cell>
          <table:table-cell table:style-name="ce50" office:value-type="percentage" office:value="0.4" calcext:value-type="percentage">
            <text:p>40.00%</text:p>
          </table:table-cell>
          <table:table-cell table:style-name="ce18"/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8" office:value-type="string" calcext:value-type="string">
            <text:p>KUI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18"/>
          <table:table-cell office:value-type="string" calcext:value-type="string">
            <text:p><text:s/>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26" office:value-type="string" calcext:value-type="string">
            <text:p>D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8" office:value-type="string" calcext:value-type="string">
            <text:p>UT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18"/>
          <table:table-cell table:number-columns-repeated="2"/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C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8" office:value-type="string" calcext:value-type="string">
            <text:p>UA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18"/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27" office:value-type="string" calcext:value-type="string">
            <text:p>BC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51" table:formula="of:=SUM([.D4:.D7])" office:value-type="percentage" office:value="1" calcext:value-type="percentage">
            <text:p>100.00%</text:p>
          </table:table-cell>
          <table:table-cell table:style-name="ce19"/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B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style-name="ce19"/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AB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style-name="ce19"/>
          <table:table-cell table:number-columns-repeated="2"/>
          <table:table-cell table:style-name="ce27" office:value-type="float" office:value="81" calcext:value-type="float">
            <text:p>81</text:p>
          </table:table-cell>
          <table:table-cell table:style-name="ce27" office:value-type="string" calcext:value-type="string">
            <text:p>A</text:p>
          </table:table-cell>
          <table:table-cell table:number-columns-repeated="55"/>
        </table:table-row>
        <table:table-row table:style-name="ro1" table:number-rows-repeated="3">
          <table:table-cell table:number-columns-repeated="2"/>
          <table:table-cell table:style-name="ce49"/>
          <table:table-cell table:style-name="ce51"/>
          <table:table-cell table:style-name="ce19"/>
          <table:table-cell table:number-columns-repeated="59"/>
        </table:table-row>
        <table:table-row table:style-name="ro1">
          <table:table-cell table:style-name="ce10" office:value-type="string" calcext:value-type="string" table:number-columns-spanned="1" table:number-rows-spanned="2">
            <text:p>NO.</text:p>
          </table:table-cell>
          <table:table-cell table:style-name="ce10" office:value-type="string" calcext:value-type="string" table:number-columns-spanned="1" table:number-rows-spanned="2">
            <text:p>NIM</text:p>
          </table:table-cell>
          <table:table-cell table:style-name="ce10" office:value-type="string" calcext:value-type="string" table:number-columns-spanned="1" table:number-rows-spanned="2">
            <text:p>NAMA</text:p>
          </table:table-cell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TUGAS</text:p>
          </table:table-cell>
          <table:covered-table-cell table:style-name="ce33"/>
          <table:covered-table-cell table:number-columns-repeated="2" table:style-name="ce53"/>
          <table:table-cell table:style-name="ce33" office:value-type="string" calcext:value-type="string" table:number-columns-spanned="2" table:number-rows-spanned="1">
            <text:p>KUIS</text:p>
          </table:table-cell>
          <table:covered-table-cell table:style-name="ce53"/>
          <table:table-cell table:style-name="ce53"/>
          <table:table-cell table:style-name="ce33" office:value-type="string" calcext:value-type="string" table:number-columns-spanned="1" table:number-rows-spanned="2">
            <text:p>UTS</text:p>
          </table:table-cell>
          <table:table-cell table:style-name="ce33" office:value-type="string" calcext:value-type="string" table:number-columns-spanned="1" table:number-rows-spanned="2">
            <text:p>UAS</text:p>
          </table:table-cell>
          <table:table-cell table:style-name="ce10" office:value-type="string" calcext:value-type="string" table:number-columns-spanned="1" table:number-rows-spanned="2">
            <text:p>ASISTENSI</text:p>
          </table:table-cell>
          <table:table-cell table:number-columns-repeated="49"/>
        </table:table-row>
        <table:table-row table:style-name="ro1">
          <table:covered-table-cell table:style-name="ce3"/>
          <table:covered-table-cell table:number-columns-repeated="2" table:style-name="ce47"/>
          <table:table-cell table:style-name="ce53" office:value-type="string" calcext:value-type="string">
            <text:p>Angka</text:p>
          </table:table-cell>
          <table:table-cell table:style-name="ce53" office:value-type="string" calcext:value-type="string">
            <text:p>Huruf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Rata – Rat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Rata – Rata</text:p>
          </table:table-cell>
          <table:covered-table-cell table:number-columns-repeated="2" table:style-name="ce53"/>
          <table:covered-table-cell table:style-name="ce3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4181001</text:p>
          </table:table-cell>
          <table:table-cell table:style-name="ce5" office:value-type="string" calcext:value-type="string">
            <text:p>Abdul Rahman</text:p>
          </table:table-cell>
          <table:table-cell table:style-name="ce5" table:formula="of:=CEILING([.$D$4]*[.I16]+[.$D$5]*[.L16]+[.$D$6]*[.M16]+[.$D$7]*[.N16])" office:value-type="float" office:value="19" calcext:value-type="float">
            <text:p>19</text:p>
          </table:table-cell>
          <table:table-cell table:style-name="ce21" table:formula="of:=VLOOKUP([.D16];[.$H$4:.$I$10];2;1)" office:value-type="string" office:string-value="E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CEILING(AVERAGE([.F16:.H16]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CEILING(AVERAGE([.J16:.K16]))" office:value-type="float" office:value="41" calcext:value-type="float">
            <text:p>41</text:p>
          </table:table-cell>
          <table:table-cell table:style-name="ce5" table:formula="of:=CEILING(AVERAGE([.I16];[.L16]))" office:value-type="float" office:value="21" calcext:value-type="float">
            <text:p>21</text:p>
          </table:table-cell>
          <table:table-cell table:style-name="ce5" table:formula="of:=CEILING(AVERAGE([.M16];[.L16];[.I16];[.O16]))" office:value-type="float" office:value="33" calcext:value-type="float">
            <text:p>33</text:p>
          </table:table-cell>
          <table:table-cell table:style-name="ce5" office:value-type="float" office:value="70" calcext:value-type="float">
            <text:p>70</text:p>
          </table:table-cell>
          <table:table-cell table:style-name="ce28" table:number-columns-repeated="4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4181002</text:p>
          </table:table-cell>
          <table:table-cell table:style-name="ce5" office:value-type="string" calcext:value-type="string">
            <text:p>Achmad Faizal Abdillah</text:p>
          </table:table-cell>
          <table:table-cell table:style-name="ce5" table:formula="of:=CEILING([.$D$4]*[.I17]+[.$D$5]*[.L17]+[.$D$6]*[.M17]+[.$D$7]*[.N17])" office:value-type="float" office:value="38" calcext:value-type="float">
            <text:p>38</text:p>
          </table:table-cell>
          <table:table-cell table:style-name="ce22" table:formula="of:=VLOOKUP([.D17];[.$H$4:.$I$10];2;1)" office:value-type="string" office:string-value="E" calcext:value-type="string">
            <text:p>E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CEILING(AVERAGE([.F17:.H17]))" office:value-type="float" office:value="19" calcext:value-type="float">
            <text:p>1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CEILING(AVERAGE([.J17:.K17]))" office:value-type="float" office:value="61" calcext:value-type="float">
            <text:p>61</text:p>
          </table:table-cell>
          <table:table-cell table:style-name="ce5" table:formula="of:=CEILING(AVERAGE([.I17];[.L17]))" office:value-type="float" office:value="40" calcext:value-type="float">
            <text:p>40</text:p>
          </table:table-cell>
          <table:table-cell table:style-name="ce5" table:formula="of:=CEILING(AVERAGE([.M17];[.L17];[.I17];[.O17]))" office:value-type="float" office:value="48" calcext:value-type="float">
            <text:p>48</text:p>
          </table:table-cell>
          <table:table-cell table:style-name="ce5" office:value-type="float" office:value="70" calcext:value-type="float">
            <text:p>70</text:p>
          </table:table-cell>
          <table:table-cell table:style-name="ce28" table:number-columns-repeated="49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04181003</text:p>
          </table:table-cell>
          <table:table-cell table:style-name="ce44" office:value-type="string" calcext:value-type="string">
            <text:p>Adji Fadhlurrohman Habib</text:p>
          </table:table-cell>
          <table:table-cell table:style-name="ce44" table:formula="of:=CEILING([.$D$4]*[.I18]+[.$D$5]*[.L18]+[.$D$6]*[.M18]+[.$D$7]*[.N18])" office:value-type="float" office:value="74" calcext:value-type="float">
            <text:p>74</text:p>
          </table:table-cell>
          <table:table-cell table:style-name="ce23" table:formula="of:=VLOOKUP([.D18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8:.H18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8:.K18]))" office:value-type="float" office:value="68" calcext:value-type="float">
            <text:p>68</text:p>
          </table:table-cell>
          <table:table-cell table:style-name="ce44" table:formula="of:=CEILING(AVERAGE([.G18];[.L18]))" office:value-type="float" office:value="77" calcext:value-type="float">
            <text:p>77</text:p>
          </table:table-cell>
          <table:table-cell table:style-name="ce44" table:formula="of:=CEILING(AVERAGE([.M18];[.L18];[.I18];[.O18]))" office:value-type="float" office:value="75" calcext:value-type="float">
            <text:p>75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04181004</text:p>
          </table:table-cell>
          <table:table-cell table:style-name="ce44" office:value-type="string" calcext:value-type="string">
            <text:p>Ahmad Rizal Syahbirin</text:p>
          </table:table-cell>
          <table:table-cell table:style-name="ce44" table:formula="of:=CEILING([.$D$4]*[.I19]+[.$D$5]*[.L19]+[.$D$6]*[.M19]+[.$D$7]*[.N19])" office:value-type="float" office:value="66" calcext:value-type="float">
            <text:p>66</text:p>
          </table:table-cell>
          <table:table-cell table:style-name="ce23" table:formula="of:=VLOOKUP([.D19];[.$H$4:.$I$10];2;1)" office:value-type="string" office:string-value="B" calcext:value-type="string">
            <text:p>B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9:.H19]))" office:value-type="float" office:value="70" calcext:value-type="float">
            <text:p>7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9:.K19]))" office:value-type="float" office:value="56" calcext:value-type="float">
            <text:p>56</text:p>
          </table:table-cell>
          <table:table-cell table:style-name="ce44" table:formula="of:=CEILING(AVERAGE([.I19];[.L19]))" office:value-type="float" office:value="63" calcext:value-type="float">
            <text:p>63</text:p>
          </table:table-cell>
          <table:table-cell table:style-name="ce44" table:formula="of:=CEILING(AVERAGE([.M19];[.L19];[.I19];[.O19]))" office:value-type="float" office:value="68" calcext:value-type="float">
            <text:p>68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4181005</text:p>
          </table:table-cell>
          <table:table-cell table:style-name="ce44" office:value-type="string" calcext:value-type="string">
            <text:p>Ahmad Rizaldy Hr</text:p>
          </table:table-cell>
          <table:table-cell table:style-name="ce44" table:formula="of:=CEILING([.$D$4]*[.I20]+[.$D$5]*[.L20]+[.$D$6]*[.M20]+[.$D$7]*[.N20])" office:value-type="float" office:value="78" calcext:value-type="float">
            <text:p>78</text:p>
          </table:table-cell>
          <table:table-cell table:style-name="ce23" table:formula="of:=VLOOKUP([.D20];[.$H$4:.$I$10];2;1)" office:value-type="string" office:string-value="AB" calcext:value-type="string">
            <text:p>AB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0:.H20]))" office:value-type="float" office:value="80" calcext:value-type="float">
            <text:p>8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0:.K20]))" office:value-type="float" office:value="71" calcext:value-type="float">
            <text:p>71</text:p>
          </table:table-cell>
          <table:table-cell table:style-name="ce44" table:formula="of:=CEILING(AVERAGE([.I20];[.L20]))" office:value-type="float" office:value="76" calcext:value-type="float">
            <text:p>76</text:p>
          </table:table-cell>
          <table:table-cell table:style-name="ce44" table:formula="of:=CEILING(AVERAGE([.M20];[.L20];[.I20];[.O20]))" office:value-type="float" office:value="82" calcext:value-type="float">
            <text:p>82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04181006</text:p>
          </table:table-cell>
          <table:table-cell table:style-name="ce44" office:value-type="string" calcext:value-type="string">
            <text:p>Akbar Mubarok</text:p>
          </table:table-cell>
          <table:table-cell table:style-name="ce44" table:formula="of:=CEILING([.$D$4]*[.I21]+[.$D$5]*[.L21]+[.$D$6]*[.M21]+[.$D$7]*[.N21])" office:value-type="float" office:value="80" calcext:value-type="float">
            <text:p>80</text:p>
          </table:table-cell>
          <table:table-cell table:style-name="ce23" table:formula="of:=VLOOKUP([.D21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1:.H21]))" office:value-type="float" office:value="75" calcext:value-type="float">
            <text:p>7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1:.K21]))" office:value-type="float" office:value="83" calcext:value-type="float">
            <text:p>83</text:p>
          </table:table-cell>
          <table:table-cell table:style-name="ce44" table:formula="of:=CEILING(AVERAGE([.I21];[.L21]))" office:value-type="float" office:value="79" calcext:value-type="float">
            <text:p>79</text:p>
          </table:table-cell>
          <table:table-cell table:style-name="ce44" table:formula="of:=CEILING(AVERAGE([.M21];[.L21];[.I21];[.O21]))" office:value-type="float" office:value="85" calcext:value-type="float">
            <text:p>85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04181007</text:p>
          </table:table-cell>
          <table:table-cell table:style-name="ce44" office:value-type="string" calcext:value-type="string">
            <text:p>Akhmad Maliki</text:p>
          </table:table-cell>
          <table:table-cell table:style-name="ce44" table:formula="of:=CEILING([.$D$4]*[.I22]+[.$D$5]*[.L22]+[.$D$6]*[.M22]+[.$D$7]*[.N22])" office:value-type="float" office:value="71" calcext:value-type="float">
            <text:p>71</text:p>
          </table:table-cell>
          <table:table-cell table:style-name="ce23" table:formula="of:=VLOOKUP([.D22];[.$H$4:.$I$10];2;1)" office:value-type="string" office:string-value="AB" calcext:value-type="string">
            <text:p>A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2:.H22]))" office:value-type="float" office:value="65" calcext:value-type="float">
            <text:p>65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2:.K22]))" office:value-type="float" office:value="76" calcext:value-type="float">
            <text:p>76</text:p>
          </table:table-cell>
          <table:table-cell table:style-name="ce44" table:formula="of:=CEILING(AVERAGE([.I22];[.L22]))" office:value-type="float" office:value="71" calcext:value-type="float">
            <text:p>71</text:p>
          </table:table-cell>
          <table:table-cell table:style-name="ce44" table:formula="of:=CEILING(AVERAGE([.M22];[.L22];[.I22];[.O22]))" office:value-type="float" office:value="76" calcext:value-type="float">
            <text:p>76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04181008</text:p>
          </table:table-cell>
          <table:table-cell table:style-name="ce44" office:value-type="string" calcext:value-type="string">
            <text:p>Albar Zuda Al-Zubier</text:p>
          </table:table-cell>
          <table:table-cell table:style-name="ce44" table:formula="of:=CEILING([.$D$4]*[.I23]+[.$D$5]*[.L23]+[.$D$6]*[.M23]+[.$D$7]*[.N23])" office:value-type="float" office:value="71" calcext:value-type="float">
            <text:p>71</text:p>
          </table:table-cell>
          <table:table-cell table:style-name="ce23" table:formula="of:=VLOOKUP([.D23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3:.H23]))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3:.K23]))" office:value-type="float" office:value="61" calcext:value-type="float">
            <text:p>61</text:p>
          </table:table-cell>
          <table:table-cell table:style-name="ce44" table:formula="of:=CEILING(AVERAGE([.I23];[.L23]))" office:value-type="float" office:value="68" calcext:value-type="float">
            <text:p>68</text:p>
          </table:table-cell>
          <table:table-cell table:style-name="ce44" table:formula="of:=CEILING(AVERAGE([.M23];[.L23];[.I23];[.O23]))" office:value-type="float" office:value="74" calcext:value-type="float">
            <text:p>74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44" office:value-type="string" calcext:value-type="string">
            <text:p>04181009</text:p>
          </table:table-cell>
          <table:table-cell table:style-name="ce44" office:value-type="string" calcext:value-type="string">
            <text:p>Alvin Dwi Saputra</text:p>
          </table:table-cell>
          <table:table-cell table:style-name="ce44" table:formula="of:=CEILING([.$D$4]*[.I24]+[.$D$5]*[.L24]+[.$D$6]*[.M24]+[.$D$7]*[.N24])" office:value-type="float" office:value="72" calcext:value-type="float">
            <text:p>72</text:p>
          </table:table-cell>
          <table:table-cell table:style-name="ce23" table:formula="of:=VLOOKUP([.D24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4:.H24]))" office:value-type="float" office:value="75" calcext:value-type="float">
            <text:p>75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4:.K24]))" office:value-type="float" office:value="63" calcext:value-type="float">
            <text:p>63</text:p>
          </table:table-cell>
          <table:table-cell table:style-name="ce44" table:formula="of:=CEILING(AVERAGE([.I24];[.L24]))" office:value-type="float" office:value="69" calcext:value-type="float">
            <text:p>69</text:p>
          </table:table-cell>
          <table:table-cell table:style-name="ce44" table:formula="of:=CEILING(AVERAGE([.M24];[.L24];[.I24];[.O24]))" office:value-type="float" office:value="75" calcext:value-type="float">
            <text:p>75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04181010</text:p>
          </table:table-cell>
          <table:table-cell table:style-name="ce44" office:value-type="string" calcext:value-type="string">
            <text:p>Amalia Rahmi</text:p>
          </table:table-cell>
          <table:table-cell table:style-name="ce44" table:formula="of:=CEILING([.$D$4]*[.I25]+[.$D$5]*[.L25]+[.$D$6]*[.M25]+[.$D$7]*[.N25])" office:value-type="float" office:value="68" calcext:value-type="float">
            <text:p>68</text:p>
          </table:table-cell>
          <table:table-cell table:style-name="ce23" table:formula="of:=VLOOKUP([.D25];[.$H$4:.$I$10];2;1)" office:value-type="string" office:string-value="B" calcext:value-type="string">
            <text:p>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5:.H25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5:.K25]))" office:value-type="float" office:value="71" calcext:value-type="float">
            <text:p>71</text:p>
          </table:table-cell>
          <table:table-cell table:style-name="ce44" table:formula="of:=CEILING(AVERAGE([.I25];[.L25]))" office:value-type="float" office:value="68" calcext:value-type="float">
            <text:p>68</text:p>
          </table:table-cell>
          <table:table-cell table:style-name="ce44" table:formula="of:=CEILING(AVERAGE([.M25];[.L25];[.I25];[.O25]))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49"/>
        </table:table-row>
        <table:table-row table:style-name="ro1"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04181011</text:p>
          </table:table-cell>
          <table:table-cell table:style-name="ce44" office:value-type="string" calcext:value-type="string">
            <text:p>Andhika Rufty Pratiwi</text:p>
          </table:table-cell>
          <table:table-cell table:style-name="ce44" table:formula="of:=CEILING([.$D$4]*[.I26]+[.$D$5]*[.L26]+[.$D$6]*[.M26]+[.$D$7]*[.N26])" office:value-type="float" office:value="67" calcext:value-type="float">
            <text:p>67</text:p>
          </table:table-cell>
          <table:table-cell table:style-name="ce23" table:formula="of:=VLOOKUP([.D26];[.$H$4:.$I$10];2;1)" office:value-type="string" office:string-value="B" calcext:value-type="string">
            <text:p>B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6:.H26]))" office:value-type="float" office:value="70" calcext:value-type="float">
            <text:p>7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6:.K26]))" office:value-type="float" office:value="61" calcext:value-type="float">
            <text:p>61</text:p>
          </table:table-cell>
          <table:table-cell table:style-name="ce44" table:formula="of:=CEILING(AVERAGE([.I26];[.L26]))" office:value-type="float" office:value="66" calcext:value-type="float">
            <text:p>66</text:p>
          </table:table-cell>
          <table:table-cell table:style-name="ce44" table:formula="of:=CEILING(AVERAGE([.M26];[.L26];[.I26];[.O26]))" office:value-type="float" office:value="67" calcext:value-type="float">
            <text:p>67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49"/>
        </table:table-row>
        <table:table-row table:style-name="ro1">
          <table:table-cell table:style-name="ce44" office:value-type="float" office:value="12" calcext:value-type="float">
            <text:p>12</text:p>
          </table:table-cell>
          <table:table-cell table:style-name="ce44" office:value-type="string" calcext:value-type="string">
            <text:p>04181012</text:p>
          </table:table-cell>
          <table:table-cell table:style-name="ce44" office:value-type="string" calcext:value-type="string">
            <text:p>Andi Ilham</text:p>
          </table:table-cell>
          <table:table-cell table:style-name="ce44" table:formula="of:=CEILING([.$D$4]*[.I27]+[.$D$5]*[.L27]+[.$D$6]*[.M27]+[.$D$7]*[.N27])" office:value-type="float" office:value="74" calcext:value-type="float">
            <text:p>74</text:p>
          </table:table-cell>
          <table:table-cell table:style-name="ce23" table:formula="of:=VLOOKUP([.D27];[.$H$4:.$I$10];2;1)" office:value-type="string" office:string-value="AB" calcext:value-type="string">
            <text:p>AB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7:.H27]))" office:value-type="float" office:value="74" calcext:value-type="float">
            <text:p>7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7:.K27]))" office:value-type="float" office:value="71" calcext:value-type="float">
            <text:p>71</text:p>
          </table:table-cell>
          <table:table-cell table:style-name="ce44" table:formula="of:=CEILING(AVERAGE([.I27];[.L27]))" office:value-type="float" office:value="73" calcext:value-type="float">
            <text:p>73</text:p>
          </table:table-cell>
          <table:table-cell table:style-name="ce44" table:formula="of:=CEILING(AVERAGE([.M27];[.L27];[.I27];[.O27]))" office:value-type="float" office:value="75" calcext:value-type="float">
            <text:p>75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04181013</text:p>
          </table:table-cell>
          <table:table-cell table:style-name="ce44" office:value-type="string" calcext:value-type="string">
            <text:p>Angga Aulia Rahman</text:p>
          </table:table-cell>
          <table:table-cell table:style-name="ce44" table:formula="of:=CEILING([.$D$4]*[.I28]+[.$D$5]*[.L28]+[.$D$6]*[.M28]+[.$D$7]*[.N28])" office:value-type="float" office:value="73" calcext:value-type="float">
            <text:p>73</text:p>
          </table:table-cell>
          <table:table-cell table:style-name="ce23" table:formula="of:=VLOOKUP([.D28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8:.H28]))" office:value-type="float" office:value="75" calcext:value-type="float">
            <text:p>7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8:.K28]))" office:value-type="float" office:value="66" calcext:value-type="float">
            <text:p>66</text:p>
          </table:table-cell>
          <table:table-cell table:style-name="ce44" table:formula="of:=CEILING(AVERAGE([.I28];[.L28]))" office:value-type="float" office:value="71" calcext:value-type="float">
            <text:p>71</text:p>
          </table:table-cell>
          <table:table-cell table:style-name="ce44" table:formula="of:=CEILING(AVERAGE([.M28];[.L28];[.I28];[.O28]))" office:value-type="float" office:value="76" calcext:value-type="float">
            <text:p>76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04181014</text:p>
          </table:table-cell>
          <table:table-cell table:style-name="ce44" office:value-type="string" calcext:value-type="string">
            <text:p>Anzan Aulia Yahya</text:p>
          </table:table-cell>
          <table:table-cell table:style-name="ce44" table:formula="of:=CEILING([.$D$4]*[.I29]+[.$D$5]*[.L29]+[.$D$6]*[.M29]+[.$D$7]*[.N29])" office:value-type="float" office:value="69" calcext:value-type="float">
            <text:p>69</text:p>
          </table:table-cell>
          <table:table-cell table:style-name="ce23" table:formula="of:=VLOOKUP([.D29];[.$H$4:.$I$10];2;1)" office:value-type="string" office:string-value="B" calcext:value-type="string">
            <text:p>B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9:.H29]))" office:value-type="float" office:value="72" calcext:value-type="float">
            <text:p>7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9:.K29]))" office:value-type="float" office:value="61" calcext:value-type="float">
            <text:p>61</text:p>
          </table:table-cell>
          <table:table-cell table:style-name="ce44" table:formula="of:=CEILING(AVERAGE([.I29];[.L29]))" office:value-type="float" office:value="67" calcext:value-type="float">
            <text:p>67</text:p>
          </table:table-cell>
          <table:table-cell table:style-name="ce44" table:formula="of:=CEILING(AVERAGE([.M29];[.L29];[.I29];[.O29]))" office:value-type="float" office:value="70" calcext:value-type="float">
            <text:p>7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4" office:value-type="string" calcext:value-type="string">
            <text:p>04181015</text:p>
          </table:table-cell>
          <table:table-cell table:style-name="ce44" office:value-type="string" calcext:value-type="string">
            <text:p>Arief Fadhilah Rahman</text:p>
          </table:table-cell>
          <table:table-cell table:style-name="ce44" table:formula="of:=CEILING([.$D$4]*[.I30]+[.$D$5]*[.L30]+[.$D$6]*[.M30]+[.$D$7]*[.N30])" office:value-type="float" office:value="80" calcext:value-type="float">
            <text:p>80</text:p>
          </table:table-cell>
          <table:table-cell table:style-name="ce23" table:formula="of:=VLOOKUP([.D30];[.$H$4:.$I$10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0" calcext:value-type="float">
            <text:p>80</text:p>
          </table:table-cell>
          <table:table-cell table:style-name="ce44" table:formula="of:=CEILING(AVERAGE([.F30:.H30]))" office:value-type="float" office:value="77" calcext:value-type="float">
            <text:p>77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0:.K30]))" office:value-type="float" office:value="81" calcext:value-type="float">
            <text:p>81</text:p>
          </table:table-cell>
          <table:table-cell table:style-name="ce44" table:formula="of:=CEILING(AVERAGE([.I30];[.L30]))" office:value-type="float" office:value="79" calcext:value-type="float">
            <text:p>79</text:p>
          </table:table-cell>
          <table:table-cell table:style-name="ce44" table:formula="of:=CEILING(AVERAGE([.M30];[.L30];[.I30];[.O30]))" office:value-type="float" office:value="82" calcext:value-type="float">
            <text:p>8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04181016</text:p>
          </table:table-cell>
          <table:table-cell table:style-name="ce44" office:value-type="string" calcext:value-type="string">
            <text:p>Arjun Priambodo</text:p>
          </table:table-cell>
          <table:table-cell table:style-name="ce44" table:formula="of:=CEILING([.$D$4]*[.I31]+[.$D$5]*[.L31]+[.$D$6]*[.M31]+[.$D$7]*[.N31])" office:value-type="float" office:value="66" calcext:value-type="float">
            <text:p>66</text:p>
          </table:table-cell>
          <table:table-cell table:style-name="ce23" table:formula="of:=VLOOKUP([.D31];[.$H$4:.$I$10];2;1)" office:value-type="string" office:string-value="B" calcext:value-type="string">
            <text:p>B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1:.H31]))" office:value-type="float" office:value="67" calcext:value-type="float">
            <text:p>6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1:.K31]))" office:value-type="float" office:value="61" calcext:value-type="float">
            <text:p>61</text:p>
          </table:table-cell>
          <table:table-cell table:style-name="ce44" table:formula="of:=CEILING(AVERAGE([.I31];[.L31]))" office:value-type="float" office:value="64" calcext:value-type="float">
            <text:p>64</text:p>
          </table:table-cell>
          <table:table-cell table:style-name="ce44" table:formula="of:=CEILING(AVERAGE([.M31];[.L31];[.I31];[.O31]))" office:value-type="float" office:value="68" calcext:value-type="float">
            <text:p>68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04181017</text:p>
          </table:table-cell>
          <table:table-cell table:style-name="ce5" office:value-type="string" calcext:value-type="string">
            <text:p>Arkanadi Kahfi</text:p>
          </table:table-cell>
          <table:table-cell table:style-name="ce5" table:formula="of:=CEILING([.$D$4]*[.I32]+[.$D$5]*[.L32]+[.$D$6]*[.M32]+[.$D$7]*[.N32])" office:value-type="float" office:value="19" calcext:value-type="float">
            <text:p>19</text:p>
          </table:table-cell>
          <table:table-cell table:style-name="ce22" table:formula="of:=VLOOKUP([.D32];[.$H$4:.$I$10];2;1)" office:value-type="string" office:string-value="E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CEILING(AVERAGE([.F32:.H32]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CEILING(AVERAGE([.J32:.K32]))" office:value-type="float" office:value="41" calcext:value-type="float">
            <text:p>41</text:p>
          </table:table-cell>
          <table:table-cell table:style-name="ce5" table:formula="of:=CEILING(AVERAGE([.I32];[.L32]))" office:value-type="float" office:value="21" calcext:value-type="float">
            <text:p>21</text:p>
          </table:table-cell>
          <table:table-cell table:style-name="ce5" table:formula="of:=CEILING(AVERAGE([.M32];[.L32];[.I32];[.O32]))" office:value-type="float" office:value="33" calcext:value-type="float">
            <text:p>33</text:p>
          </table:table-cell>
          <table:table-cell table:style-name="ce5" office:value-type="float" office:value="70" calcext:value-type="float">
            <text:p>70</text:p>
          </table:table-cell>
          <table:table-cell table:style-name="ce28" table:number-columns-repeated="49"/>
        </table:table-row>
        <table:table-row table:style-name="ro1">
          <table:table-cell table:style-name="ce44" office:value-type="float" office:value="18" calcext:value-type="float">
            <text:p>18</text:p>
          </table:table-cell>
          <table:table-cell table:style-name="ce44" office:value-type="string" calcext:value-type="string">
            <text:p>04181018</text:p>
          </table:table-cell>
          <table:table-cell table:style-name="ce44" office:value-type="string" calcext:value-type="string">
            <text:p>Arya Fatur Rahman</text:p>
          </table:table-cell>
          <table:table-cell table:style-name="ce44" table:formula="of:=CEILING([.$D$4]*[.I33]+[.$D$5]*[.L33]+[.$D$6]*[.M33]+[.$D$7]*[.N33])" office:value-type="float" office:value="71" calcext:value-type="float">
            <text:p>71</text:p>
          </table:table-cell>
          <table:table-cell table:style-name="ce23" table:formula="of:=VLOOKUP([.D33];[.$H$4:.$I$10];2;1)" office:value-type="string" office:string-value="AB" calcext:value-type="string">
            <text:p>A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3:.H33]))" office:value-type="float" office:value="65" calcext:value-type="float">
            <text:p>6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3:.K33]))" office:value-type="float" office:value="78" calcext:value-type="float">
            <text:p>78</text:p>
          </table:table-cell>
          <table:table-cell table:style-name="ce44" table:formula="of:=CEILING(AVERAGE([.I33];[.L33]))" office:value-type="float" office:value="72" calcext:value-type="float">
            <text:p>72</text:p>
          </table:table-cell>
          <table:table-cell table:style-name="ce44" table:formula="of:=CEILING(AVERAGE([.M33];[.L33];[.I33];[.O33]))" office:value-type="float" office:value="72" calcext:value-type="float">
            <text:p>72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49"/>
        </table:table-row>
        <table:table-row table:style-name="ro1"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04181019</text:p>
          </table:table-cell>
          <table:table-cell table:style-name="ce44" office:value-type="string" calcext:value-type="string">
            <text:p>Arya Golong Sutejo</text:p>
          </table:table-cell>
          <table:table-cell table:style-name="ce44" table:formula="of:=CEILING([.$D$4]*[.I34]+[.$D$5]*[.L34]+[.$D$6]*[.M34]+[.$D$7]*[.N34])" office:value-type="float" office:value="68" calcext:value-type="float">
            <text:p>68</text:p>
          </table:table-cell>
          <table:table-cell table:style-name="ce23" table:formula="of:=VLOOKUP([.D34];[.$H$4:.$I$10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4:.H34]))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4:.K34]))" office:value-type="float" office:value="53" calcext:value-type="float">
            <text:p>53</text:p>
          </table:table-cell>
          <table:table-cell table:style-name="ce44" table:formula="of:=CEILING(AVERAGE([.I34];[.L34]))" office:value-type="float" office:value="64" calcext:value-type="float">
            <text:p>64</text:p>
          </table:table-cell>
          <table:table-cell table:style-name="ce44" table:formula="of:=CEILING(AVERAGE([.M34];[.L34];[.I34];[.O34]))" office:value-type="float" office:value="73" calcext:value-type="float">
            <text:p>73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04181020</text:p>
          </table:table-cell>
          <table:table-cell table:style-name="ce44" office:value-type="string" calcext:value-type="string">
            <text:p>Arya Kurnia Pambudi</text:p>
          </table:table-cell>
          <table:table-cell table:style-name="ce44" table:formula="of:=CEILING([.$D$4]*[.I35]+[.$D$5]*[.L35]+[.$D$6]*[.M35]+[.$D$7]*[.N35])" office:value-type="float" office:value="77" calcext:value-type="float">
            <text:p>77</text:p>
          </table:table-cell>
          <table:table-cell table:style-name="ce23" table:formula="of:=VLOOKUP([.D35];[.$H$4:.$I$10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5:.H35]))" office:value-type="float" office:value="79" calcext:value-type="float">
            <text:p>7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5:.K35]))" office:value-type="float" office:value="71" calcext:value-type="float">
            <text:p>71</text:p>
          </table:table-cell>
          <table:table-cell table:style-name="ce44" table:formula="of:=CEILING(AVERAGE([.I35];[.L35]))" office:value-type="float" office:value="75" calcext:value-type="float">
            <text:p>75</text:p>
          </table:table-cell>
          <table:table-cell table:style-name="ce44" table:formula="of:=CEILING(AVERAGE([.M35];[.L35];[.I35];[.O35]))" office:value-type="float" office:value="79" calcext:value-type="float">
            <text:p>79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21" calcext:value-type="float">
            <text:p>21</text:p>
          </table:table-cell>
          <table:table-cell table:style-name="ce44" office:value-type="string" calcext:value-type="string">
            <text:p>04181021</text:p>
          </table:table-cell>
          <table:table-cell table:style-name="ce44" office:value-type="string" calcext:value-type="string">
            <text:p>Azman</text:p>
          </table:table-cell>
          <table:table-cell table:style-name="ce44" table:formula="of:=CEILING([.$D$4]*[.I36]+[.$D$5]*[.L36]+[.$D$6]*[.M36]+[.$D$7]*[.N36])" office:value-type="float" office:value="80" calcext:value-type="float">
            <text:p>80</text:p>
          </table:table-cell>
          <table:table-cell table:style-name="ce23" table:formula="of:=VLOOKUP([.D36];[.$H$4:.$I$10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6:.H36]))" office:value-type="float" office:value="79" calcext:value-type="float">
            <text:p>79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6:.K36]))" office:value-type="float" office:value="78" calcext:value-type="float">
            <text:p>78</text:p>
          </table:table-cell>
          <table:table-cell table:style-name="ce44" table:formula="of:=CEILING(AVERAGE([.I36];[.L36]))" office:value-type="float" office:value="79" calcext:value-type="float">
            <text:p>79</text:p>
          </table:table-cell>
          <table:table-cell table:style-name="ce44" table:formula="of:=CEILING(AVERAGE([.M36];[.L36];[.I36];[.O36]))" office:value-type="float" office:value="82" calcext:value-type="float">
            <text:p>8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22" calcext:value-type="float">
            <text:p>22</text:p>
          </table:table-cell>
          <table:table-cell table:style-name="ce44" office:value-type="string" calcext:value-type="string">
            <text:p>04181022</text:p>
          </table:table-cell>
          <table:table-cell table:style-name="ce44" office:value-type="string" calcext:value-type="string">
            <text:p>Choiriansyah Ashari</text:p>
          </table:table-cell>
          <table:table-cell table:style-name="ce44" table:formula="of:=CEILING([.$D$4]*[.I37]+[.$D$5]*[.L37]+[.$D$6]*[.M37]+[.$D$7]*[.N37])" office:value-type="float" office:value="82" calcext:value-type="float">
            <text:p>82</text:p>
          </table:table-cell>
          <table:table-cell table:style-name="ce23" table:formula="of:=VLOOKUP([.D37];[.$H$4:.$I$10];2;1)" office:value-type="string" office:string-value="A" calcext:value-type="string">
            <text:p>A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7:.H37]))" office:value-type="float" office:value="80" calcext:value-type="float">
            <text:p>8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7:.K37]))" office:value-type="float" office:value="83" calcext:value-type="float">
            <text:p>83</text:p>
          </table:table-cell>
          <table:table-cell table:style-name="ce44" table:formula="of:=CEILING(AVERAGE([.I37];[.L37]))" office:value-type="float" office:value="82" calcext:value-type="float">
            <text:p>82</text:p>
          </table:table-cell>
          <table:table-cell table:style-name="ce44" table:formula="of:=CEILING(AVERAGE([.M37];[.L37];[.I37];[.O37]))" office:value-type="float" office:value="82" calcext:value-type="float">
            <text:p>82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23" calcext:value-type="float">
            <text:p>23</text:p>
          </table:table-cell>
          <table:table-cell table:style-name="ce44" office:value-type="string" calcext:value-type="string">
            <text:p>04181023</text:p>
          </table:table-cell>
          <table:table-cell table:style-name="ce44" office:value-type="string" calcext:value-type="string">
            <text:p>Dandy Saputra</text:p>
          </table:table-cell>
          <table:table-cell table:style-name="ce44" table:formula="of:=CEILING([.$D$4]*[.I38]+[.$D$5]*[.L38]+[.$D$6]*[.M38]+[.$D$7]*[.N38])" office:value-type="float" office:value="83" calcext:value-type="float">
            <text:p>83</text:p>
          </table:table-cell>
          <table:table-cell table:style-name="ce23" table:formula="of:=VLOOKUP([.D38];[.$H$4:.$I$10];2;1)" office:value-type="string" office:string-value="A" calcext:value-type="string">
            <text:p>A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8:.H38]))" office:value-type="float" office:value="80" calcext:value-type="float">
            <text:p>8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8:.K38]))" office:value-type="float" office:value="83" calcext:value-type="float">
            <text:p>83</text:p>
          </table:table-cell>
          <table:table-cell table:style-name="ce44" table:formula="of:=CEILING(AVERAGE([.I38];[.L38]))" office:value-type="float" office:value="82" calcext:value-type="float">
            <text:p>82</text:p>
          </table:table-cell>
          <table:table-cell table:style-name="ce44" table:formula="of:=CEILING(AVERAGE([.M38];[.L38];[.I38];[.O38]))" office:value-type="float" office:value="87" calcext:value-type="float">
            <text:p>87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table:style-name="ce44" office:value-type="float" office:value="24" calcext:value-type="float">
            <text:p>24</text:p>
          </table:table-cell>
          <table:table-cell table:style-name="ce44" office:value-type="string" calcext:value-type="string">
            <text:p>04181024</text:p>
          </table:table-cell>
          <table:table-cell table:style-name="ce44" office:value-type="string" calcext:value-type="string">
            <text:p>Daniel Manik</text:p>
          </table:table-cell>
          <table:table-cell table:style-name="ce44" table:formula="of:=CEILING([.$D$4]*[.I39]+[.$D$5]*[.L39]+[.$D$6]*[.M39]+[.$D$7]*[.N39])" office:value-type="float" office:value="70" calcext:value-type="float">
            <text:p>70</text:p>
          </table:table-cell>
          <table:table-cell table:style-name="ce23" table:formula="of:=VLOOKUP([.D39];[.$H$4:.$I$10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9:.H39]))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9:.K39]))" office:value-type="float" office:value="61" calcext:value-type="float">
            <text:p>61</text:p>
          </table:table-cell>
          <table:table-cell table:style-name="ce44" table:formula="of:=CEILING(AVERAGE([.I39];[.L39]))" office:value-type="float" office:value="68" calcext:value-type="float">
            <text:p>68</text:p>
          </table:table-cell>
          <table:table-cell table:style-name="ce44" table:formula="of:=CEILING(AVERAGE([.M39];[.L39];[.I39];[.O39]))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49"/>
        </table:table-row>
        <table:table-row table:style-name="ro1">
          <table:table-cell table:style-name="ce44" office:value-type="float" office:value="25" calcext:value-type="float">
            <text:p>25</text:p>
          </table:table-cell>
          <table:table-cell table:style-name="ce44" office:value-type="string" calcext:value-type="string">
            <text:p>04181025</text:p>
          </table:table-cell>
          <table:table-cell table:style-name="ce44" office:value-type="string" calcext:value-type="string">
            <text:p>Della Rahmayanti</text:p>
          </table:table-cell>
          <table:table-cell table:style-name="ce44" table:formula="of:=CEILING([.$D$4]*[.I40]+[.$D$5]*[.L40]+[.$D$6]*[.M40]+[.$D$7]*[.N40])" office:value-type="float" office:value="76" calcext:value-type="float">
            <text:p>76</text:p>
          </table:table-cell>
          <table:table-cell table:style-name="ce23" table:formula="of:=VLOOKUP([.D40];[.$H$4:.$I$10];2;1)" office:value-type="string" office:string-value="AB" calcext:value-type="string">
            <text:p>AB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0:.H40]))" office:value-type="float" office:value="74" calcext:value-type="float">
            <text:p>74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0:.K40]))" office:value-type="float" office:value="76" calcext:value-type="float">
            <text:p>76</text:p>
          </table:table-cell>
          <table:table-cell table:style-name="ce44" table:formula="of:=CEILING(AVERAGE([.I40];[.L40]))" office:value-type="float" office:value="75" calcext:value-type="float">
            <text:p>75</text:p>
          </table:table-cell>
          <table:table-cell table:style-name="ce44" table:formula="of:=CEILING(AVERAGE([.M40];[.L40];[.I40];[.O40]))" office:value-type="float" office:value="77" calcext:value-type="float">
            <text:p>77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04181026</text:p>
          </table:table-cell>
          <table:table-cell table:style-name="ce44" office:value-type="string" calcext:value-type="string">
            <text:p>Dikanuari Erdi Astama</text:p>
          </table:table-cell>
          <table:table-cell table:style-name="ce44" table:formula="of:=CEILING([.$D$4]*[.I41]+[.$D$5]*[.L41]+[.$D$6]*[.M41]+[.$D$7]*[.N41])" office:value-type="float" office:value="77" calcext:value-type="float">
            <text:p>77</text:p>
          </table:table-cell>
          <table:table-cell table:style-name="ce23" table:formula="of:=VLOOKUP([.D41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1:.H41]))" office:value-type="float" office:value="75" calcext:value-type="float">
            <text:p>7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1:.K41]))" office:value-type="float" office:value="78" calcext:value-type="float">
            <text:p>78</text:p>
          </table:table-cell>
          <table:table-cell table:style-name="ce44" table:formula="of:=CEILING(AVERAGE([.I41];[.L41]))" office:value-type="float" office:value="77" calcext:value-type="float">
            <text:p>77</text:p>
          </table:table-cell>
          <table:table-cell table:style-name="ce44" table:formula="of:=CEILING(AVERAGE([.M41];[.L41];[.I41];[.O41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27" calcext:value-type="float">
            <text:p>27</text:p>
          </table:table-cell>
          <table:table-cell table:style-name="ce44" office:value-type="string" calcext:value-type="string">
            <text:p>04181027</text:p>
          </table:table-cell>
          <table:table-cell table:style-name="ce44" office:value-type="string" calcext:value-type="string">
            <text:p>Dimas Aditya Candra Nugraha</text:p>
          </table:table-cell>
          <table:table-cell table:style-name="ce44" table:formula="of:=CEILING([.$D$4]*[.I42]+[.$D$5]*[.L42]+[.$D$6]*[.M42]+[.$D$7]*[.N42])" office:value-type="float" office:value="69" calcext:value-type="float">
            <text:p>69</text:p>
          </table:table-cell>
          <table:table-cell table:style-name="ce23" table:formula="of:=VLOOKUP([.D42];[.$H$4:.$I$10];2;1)" office:value-type="string" office:string-value="B" calcext:value-type="string">
            <text:p>B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2:.H42]))" office:value-type="float" office:value="72" calcext:value-type="float">
            <text:p>7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2:.K42]))" office:value-type="float" office:value="61" calcext:value-type="float">
            <text:p>61</text:p>
          </table:table-cell>
          <table:table-cell table:style-name="ce44" table:formula="of:=CEILING(AVERAGE([.I42];[.L42]))" office:value-type="float" office:value="67" calcext:value-type="float">
            <text:p>67</text:p>
          </table:table-cell>
          <table:table-cell table:style-name="ce44" table:formula="of:=CEILING(AVERAGE([.M42];[.L42];[.I42];[.O42]))" office:value-type="float" office:value="70" calcext:value-type="float">
            <text:p>7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28" calcext:value-type="float">
            <text:p>28</text:p>
          </table:table-cell>
          <table:table-cell table:style-name="ce44" office:value-type="string" calcext:value-type="string">
            <text:p>04181028</text:p>
          </table:table-cell>
          <table:table-cell table:style-name="ce44" office:value-type="string" calcext:value-type="string">
            <text:p>Dimas Bayu Putra Pangestu</text:p>
          </table:table-cell>
          <table:table-cell table:style-name="ce44" table:formula="of:=CEILING([.$D$4]*[.I43]+[.$D$5]*[.L43]+[.$D$6]*[.M43]+[.$D$7]*[.N43])" office:value-type="float" office:value="70" calcext:value-type="float">
            <text:p>70</text:p>
          </table:table-cell>
          <table:table-cell table:style-name="ce23" table:formula="of:=VLOOKUP([.D43];[.$H$4:.$I$10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3:.H43]))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3:.K43]))" office:value-type="float" office:value="61" calcext:value-type="float">
            <text:p>61</text:p>
          </table:table-cell>
          <table:table-cell table:style-name="ce44" table:formula="of:=CEILING(AVERAGE([.I43];[.L43]))" office:value-type="float" office:value="68" calcext:value-type="float">
            <text:p>68</text:p>
          </table:table-cell>
          <table:table-cell table:style-name="ce44" table:formula="of:=CEILING(AVERAGE([.M43];[.L43];[.I43];[.O43]))" office:value-type="float" office:value="71" calcext:value-type="float">
            <text:p>71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04181029</text:p>
          </table:table-cell>
          <table:table-cell table:style-name="ce44" office:value-type="string" calcext:value-type="string">
            <text:p>Dionysius Galih Santiko</text:p>
          </table:table-cell>
          <table:table-cell table:style-name="ce44" table:formula="of:=CEILING([.$D$4]*[.I44]+[.$D$5]*[.L44]+[.$D$6]*[.M44]+[.$D$7]*[.N44])" office:value-type="float" office:value="76" calcext:value-type="float">
            <text:p>76</text:p>
          </table:table-cell>
          <table:table-cell table:style-name="ce23" table:formula="of:=VLOOKUP([.D44];[.$H$4:.$I$10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4:.H44]))" office:value-type="float" office:value="79" calcext:value-type="float">
            <text:p>79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4:.K44]))" office:value-type="float" office:value="68" calcext:value-type="float">
            <text:p>68</text:p>
          </table:table-cell>
          <table:table-cell table:style-name="ce44" table:formula="of:=CEILING(AVERAGE([.I44];[.L44]))" office:value-type="float" office:value="74" calcext:value-type="float">
            <text:p>74</text:p>
          </table:table-cell>
          <table:table-cell table:style-name="ce44" table:formula="of:=CEILING(AVERAGE([.M44];[.L44];[.I44];[.O44]))" office:value-type="float" office:value="78" calcext:value-type="float">
            <text:p>78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04181030</text:p>
          </table:table-cell>
          <table:table-cell table:style-name="ce44" office:value-type="string" calcext:value-type="string">
            <text:p>Duwi Febriawan</text:p>
          </table:table-cell>
          <table:table-cell table:style-name="ce44" table:formula="of:=CEILING([.$D$4]*[.I45]+[.$D$5]*[.L45]+[.$D$6]*[.M45]+[.$D$7]*[.N45])" office:value-type="float" office:value="74" calcext:value-type="float">
            <text:p>74</text:p>
          </table:table-cell>
          <table:table-cell table:style-name="ce23" table:formula="of:=VLOOKUP([.D45];[.$H$4:.$I$10];2;1)" office:value-type="string" office:string-value="AB" calcext:value-type="string">
            <text:p>AB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5:.H45]))" office:value-type="float" office:value="67" calcext:value-type="float">
            <text:p>67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5:.K45]))" office:value-type="float" office:value="83" calcext:value-type="float">
            <text:p>83</text:p>
          </table:table-cell>
          <table:table-cell table:style-name="ce44" table:formula="of:=CEILING(AVERAGE([.I45];[.L45]))" office:value-type="float" office:value="75" calcext:value-type="float">
            <text:p>75</text:p>
          </table:table-cell>
          <table:table-cell table:style-name="ce44" table:formula="of:=CEILING(AVERAGE([.M45];[.L45];[.I45];[.O45]))" office:value-type="float" office:value="77" calcext:value-type="float">
            <text:p>77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9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04181031</text:p>
          </table:table-cell>
          <table:table-cell table:style-name="ce5" office:value-type="string" calcext:value-type="string">
            <text:p>Duwi Muhamad Amin Sulaiman</text:p>
          </table:table-cell>
          <table:table-cell table:style-name="ce5" table:formula="of:=CEILING([.$D$4]*[.I46]+[.$D$5]*[.L46]+[.$D$6]*[.M46]+[.$D$7]*[.N46])" office:value-type="float" office:value="19" calcext:value-type="float">
            <text:p>19</text:p>
          </table:table-cell>
          <table:table-cell table:style-name="ce22" table:formula="of:=VLOOKUP([.D46];[.$H$4:.$I$10];2;1)" office:value-type="string" office:string-value="E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CEILING(AVERAGE([.F46:.H46]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CEILING(AVERAGE([.J46:.K46]))" office:value-type="float" office:value="41" calcext:value-type="float">
            <text:p>41</text:p>
          </table:table-cell>
          <table:table-cell table:style-name="ce5" table:formula="of:=CEILING(AVERAGE([.I46];[.L46]))" office:value-type="float" office:value="21" calcext:value-type="float">
            <text:p>21</text:p>
          </table:table-cell>
          <table:table-cell table:style-name="ce5" table:formula="of:=CEILING(AVERAGE([.M46];[.L46];[.I46];[.O46]))" office:value-type="float" office:value="33" calcext:value-type="float">
            <text:p>33</text:p>
          </table:table-cell>
          <table:table-cell table:style-name="ce5" office:value-type="float" office:value="70" calcext:value-type="float">
            <text:p>70</text:p>
          </table:table-cell>
          <table:table-cell table:style-name="ce28" table:number-columns-repeated="49"/>
        </table:table-row>
        <table:table-row table:style-name="ro1">
          <table:table-cell table:style-name="ce44" office:value-type="float" office:value="32" calcext:value-type="float">
            <text:p>32</text:p>
          </table:table-cell>
          <table:table-cell table:style-name="ce44" office:value-type="string" calcext:value-type="string">
            <text:p>04181032</text:p>
          </table:table-cell>
          <table:table-cell table:style-name="ce44" office:value-type="string" calcext:value-type="string">
            <text:p>Dwi Febriyawati</text:p>
          </table:table-cell>
          <table:table-cell table:style-name="ce44" table:formula="of:=CEILING([.$D$4]*[.I47]+[.$D$5]*[.L47]+[.$D$6]*[.M47]+[.$D$7]*[.N47])" office:value-type="float" office:value="67" calcext:value-type="float">
            <text:p>67</text:p>
          </table:table-cell>
          <table:table-cell table:style-name="ce23" table:formula="of:=VLOOKUP([.D47];[.$H$4:.$I$10];2;1)" office:value-type="string" office:string-value="B" calcext:value-type="string">
            <text:p>B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7:.H47]))" office:value-type="float" office:value="70" calcext:value-type="float">
            <text:p>7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7:.K47]))" office:value-type="float" office:value="61" calcext:value-type="float">
            <text:p>61</text:p>
          </table:table-cell>
          <table:table-cell table:style-name="ce44" table:formula="of:=CEILING(AVERAGE([.I47];[.L47]))" office:value-type="float" office:value="66" calcext:value-type="float">
            <text:p>66</text:p>
          </table:table-cell>
          <table:table-cell table:style-name="ce44" table:formula="of:=CEILING(AVERAGE([.M47];[.L47];[.I47];[.O47]))" office:value-type="float" office:value="67" calcext:value-type="float">
            <text:p>67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49"/>
        </table:table-row>
        <table:table-row table:style-name="ro1"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04181033</text:p>
          </table:table-cell>
          <table:table-cell table:style-name="ce44" office:value-type="string" calcext:value-type="string">
            <text:p>Dzaki Allam Ziha</text:p>
          </table:table-cell>
          <table:table-cell table:style-name="ce44" table:formula="of:=CEILING([.$D$4]*[.I48]+[.$D$5]*[.L48]+[.$D$6]*[.M48]+[.$D$7]*[.N48])" office:value-type="float" office:value="73" calcext:value-type="float">
            <text:p>73</text:p>
          </table:table-cell>
          <table:table-cell table:style-name="ce23" table:formula="of:=VLOOKUP([.D48];[.$H$4:.$I$10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8:.H48]))" office:value-type="float" office:value="79" calcext:value-type="float">
            <text:p>7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8:.K48]))" office:value-type="float" office:value="61" calcext:value-type="float">
            <text:p>61</text:p>
          </table:table-cell>
          <table:table-cell table:style-name="ce44" table:formula="of:=CEILING(AVERAGE([.I48];[.L48]))" office:value-type="float" office:value="70" calcext:value-type="float">
            <text:p>70</text:p>
          </table:table-cell>
          <table:table-cell table:style-name="ce44" table:formula="of:=CEILING(AVERAGE([.M48];[.L48];[.I48];[.O48]))" office:value-type="float" office:value="75" calcext:value-type="float">
            <text:p>75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9"/>
        </table:table-row>
        <table:table-row table:style-name="ro1"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04181034</text:p>
          </table:table-cell>
          <table:table-cell table:style-name="ce44" office:value-type="string" calcext:value-type="string">
            <text:p>Efraine Destio Sajiatmoko</text:p>
          </table:table-cell>
          <table:table-cell table:style-name="ce44" table:formula="of:=CEILING([.$D$4]*[.I49]+[.$D$5]*[.L49]+[.$D$6]*[.M49]+[.$D$7]*[.N49])" office:value-type="float" office:value="74" calcext:value-type="float">
            <text:p>74</text:p>
          </table:table-cell>
          <table:table-cell table:style-name="ce23" table:formula="of:=VLOOKUP([.D49];[.$H$4:.$I$10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9:.H49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9:.K49]))" office:value-type="float" office:value="68" calcext:value-type="float">
            <text:p>68</text:p>
          </table:table-cell>
          <table:table-cell table:style-name="ce44" table:formula="of:=CEILING(AVERAGE([.I49];[.L49]))" office:value-type="float" office:value="72" calcext:value-type="float">
            <text:p>72</text:p>
          </table:table-cell>
          <table:table-cell table:style-name="ce44" table:formula="of:=CEILING(AVERAGE([.M49];[.L49];[.I49];[.O49]))" office:value-type="float" office:value="79" calcext:value-type="float">
            <text:p>7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04181035</text:p>
          </table:table-cell>
          <table:table-cell table:style-name="ce44" office:value-type="string" calcext:value-type="string">
            <text:p>Erika Yulieta</text:p>
          </table:table-cell>
          <table:table-cell table:style-name="ce44" table:formula="of:=CEILING([.$D$4]*[.I50]+[.$D$5]*[.L50]+[.$D$6]*[.M50]+[.$D$7]*[.N50])" office:value-type="float" office:value="67" calcext:value-type="float">
            <text:p>67</text:p>
          </table:table-cell>
          <table:table-cell table:style-name="ce23" table:formula="of:=VLOOKUP([.D50];[.$H$4:.$I$10];2;1)" office:value-type="string" office:string-value="B" calcext:value-type="string">
            <text:p>B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50:.H50]))" office:value-type="float" office:value="70" calcext:value-type="float">
            <text:p>7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50:.K50]))" office:value-type="float" office:value="61" calcext:value-type="float">
            <text:p>61</text:p>
          </table:table-cell>
          <table:table-cell table:style-name="ce44" table:formula="of:=CEILING(AVERAGE([.I50];[.L50]))" office:value-type="float" office:value="66" calcext:value-type="float">
            <text:p>66</text:p>
          </table:table-cell>
          <table:table-cell table:style-name="ce44" table:formula="of:=CEILING(AVERAGE([.M50];[.L50];[.I50];[.O50]))" office:value-type="float" office:value="67" calcext:value-type="float">
            <text:p>67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4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04181036</text:p>
          </table:table-cell>
          <table:table-cell table:style-name="ce5" office:value-type="string" calcext:value-type="string">
            <text:p>Erwin Renda Wardana</text:p>
          </table:table-cell>
          <table:table-cell table:style-name="ce5" table:formula="of:=CEILING([.$D$4]*[.I51]+[.$D$5]*[.L51]+[.$D$6]*[.M51]+[.$D$7]*[.N51])" office:value-type="float" office:value="19" calcext:value-type="float">
            <text:p>19</text:p>
          </table:table-cell>
          <table:table-cell table:style-name="ce22" table:formula="of:=VLOOKUP([.D51];[.$H$4:.$I$10];2;1)" office:value-type="string" office:string-value="E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CEILING(AVERAGE([.F51:.H51]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CEILING(AVERAGE([.J51:.K51]))" office:value-type="float" office:value="41" calcext:value-type="float">
            <text:p>41</text:p>
          </table:table-cell>
          <table:table-cell table:style-name="ce5" table:formula="of:=CEILING(AVERAGE([.I51];[.L51]))" office:value-type="float" office:value="21" calcext:value-type="float">
            <text:p>21</text:p>
          </table:table-cell>
          <table:table-cell table:style-name="ce5" table:formula="of:=CEILING(AVERAGE([.M51];[.L51];[.I51];[.O51]))" office:value-type="float" office:value="33" calcext:value-type="float">
            <text:p>33</text:p>
          </table:table-cell>
          <table:table-cell table:style-name="ce5" office:value-type="float" office:value="70" calcext:value-type="float">
            <text:p>70</text:p>
          </table:table-cell>
          <table:table-cell table:style-name="ce28" table:number-columns-repeated="49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04181037</text:p>
          </table:table-cell>
          <table:table-cell table:style-name="ce5" office:value-type="string" calcext:value-type="string">
            <text:p>Fadhilah Robi Pangestu</text:p>
          </table:table-cell>
          <table:table-cell table:style-name="ce5" table:formula="of:=CEILING([.$D$4]*[.I52]+[.$D$5]*[.L52]+[.$D$6]*[.M52]+[.$D$7]*[.N52])" office:value-type="float" office:value="19" calcext:value-type="float">
            <text:p>19</text:p>
          </table:table-cell>
          <table:table-cell table:style-name="ce22" table:formula="of:=VLOOKUP([.D52];[.$H$4:.$I$10];2;1)" office:value-type="string" office:string-value="E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CEILING(AVERAGE([.F52:.H52]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CEILING(AVERAGE([.J52:.K52]))" office:value-type="float" office:value="41" calcext:value-type="float">
            <text:p>41</text:p>
          </table:table-cell>
          <table:table-cell table:style-name="ce5" table:formula="of:=CEILING(AVERAGE([.I52];[.L52]))" office:value-type="float" office:value="21" calcext:value-type="float">
            <text:p>21</text:p>
          </table:table-cell>
          <table:table-cell table:style-name="ce5" table:formula="of:=CEILING(AVERAGE([.M52];[.L52];[.I52];[.O52]))" office:value-type="float" office:value="33" calcext:value-type="float">
            <text:p>33</text:p>
          </table:table-cell>
          <table:table-cell table:style-name="ce5" office:value-type="float" office:value="70" calcext:value-type="float">
            <text:p>70</text:p>
          </table:table-cell>
          <table:table-cell table:style-name="ce28" table:number-columns-repeated="4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3" table:default-cell-style-name="ce45"/>
        <table:table-column table:style-name="co4" table:default-cell-style-name="ce45"/>
        <table:table-column table:style-name="co1" table:default-cell-style-name="Default"/>
        <table:table-row table:style-name="ro1">
          <table:table-cell table:style-name="ce41" office:value-type="string" calcext:value-type="string">
            <text:p>interpolasi lagrange</text:p>
          </table:table-cell>
          <table:table-cell table:style-name="ce41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42" office:value-type="string" calcext:value-type="string">
            <text:p>Adji Fadhlurrohman Habib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Alvin Dwi Saputra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Arief Fadhilah Rahman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Arya Kurnia Pambudi</text:p>
          </table:table-cell>
          <table:table-cell table:style-name="ce43"/>
          <table:table-cell office:value-type="string" calcext:value-type="string">
            <text:p>+</text:p>
          </table:table-cell>
        </table:table-row>
        <table:table-row table:style-name="ro1">
          <table:table-cell table:style-name="ce42" office:value-type="string" calcext:value-type="string">
            <text:p>Azman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Dionysius Galih Santiko</text:p>
          </table:table-cell>
          <table:table-cell table:style-name="ce43"/>
          <table:table-cell office:value-type="string" calcext:value-type="string">
            <text:p>+</text:p>
          </table:table-cell>
        </table:table-row>
        <table:table-row table:style-name="ro1">
          <table:table-cell table:style-name="ce42" office:value-type="string" calcext:value-type="string">
            <text:p>Choiriansyah Ashari</text:p>
          </table:table-cell>
          <table:table-cell table:style-name="ce43" office:value-type="string" calcext:value-type="string">
            <text:p>bisa dpt error?</text:p>
          </table:table-cell>
          <table:table-cell/>
        </table:table-row>
        <table:table-row table:style-name="ro1">
          <table:table-cell table:style-name="ce42" office:value-type="string" calcext:value-type="string">
            <text:p>Albar Zuda Al-Zubier</text:p>
          </table:table-cell>
          <table:table-cell table:style-name="ce43" office:value-type="string" calcext:value-type="string">
            <text:p>ekstrapolasi?</text:p>
          </table:table-cell>
          <table:table-cell/>
        </table:table-row>
        <table:table-row table:style-name="ro1">
          <table:table-cell table:style-name="ce43"/>
          <table:table-cell table:style-name="ce41"/>
          <table:table-cell/>
        </table:table-row>
        <table:table-row table:style-name="ro1">
          <table:table-cell table:style-name="ce41" office:value-type="string" calcext:value-type="string">
            <text:p>Interpolasi NGF &amp; Deret Taylor</text:p>
          </table:table-cell>
          <table:table-cell table:style-name="ce41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43" office:value-type="string" calcext:value-type="string">
            <text:p>Ahmad Rizaldy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Akbar Mubarok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Arya Golong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Dandy Saputra</text:p>
          </table:table-cell>
          <table:table-cell table:style-name="ce43"/>
          <table:table-cell office:value-type="string" calcext:value-type="string">
            <text:p>+</text:p>
          </table:table-cell>
        </table:table-row>
        <table:table-row table:style-name="ro1">
          <table:table-cell table:style-name="ce43" office:value-type="string" calcext:value-type="string">
            <text:p>Efraine Destio</text:p>
          </table:table-cell>
          <table:table-cell table:style-name="ce43"/>
          <table:table-cell/>
        </table:table-row>
        <table:table-row table:style-name="ro1">
          <table:table-cell table:style-name="ce42" office:value-type="string" calcext:value-type="string">
            <text:p>Choiriansyah Ashari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Duwi Febriawan</text:p>
          </table:table-cell>
          <table:table-cell table:style-name="ce43"/>
          <table:table-cell/>
        </table:table-row>
        <table:table-row table:style-name="ro1">
          <table:table-cell table:style-name="ce43" table:number-columns-repeated="2"/>
          <table:table-cell/>
        </table:table-row>
        <table:table-row table:style-name="ro2">
          <table:table-cell table:style-name="ce41" office:value-type="string" calcext:value-type="string">
            <text:p>Interpolasi Numerik; Integral Numerik; Deferensiasi Numerik</text:p>
          </table:table-cell>
          <table:table-cell table:style-name="ce41" office:value-type="string" calcext:value-type="string">
            <text:p>pakai octave</text:p>
          </table:table-cell>
          <table:table-cell/>
        </table:table-row>
        <table:table-row table:style-name="ro1">
          <table:table-cell table:style-name="ce43" office:value-type="string" calcext:value-type="string">
            <text:p>Anzan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Daniel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Duwi Febriawan</text:p>
          </table:table-cell>
          <table:table-cell table:style-name="ce43"/>
          <table:table-cell office:value-type="string" calcext:value-type="string">
            <text:p>+</text:p>
          </table:table-cell>
        </table:table-row>
        <table:table-row table:style-name="ro1">
          <table:table-cell table:style-name="ce43" office:value-type="string" calcext:value-type="string">
            <text:p>Andi Ilham</text:p>
          </table:table-cell>
          <table:table-cell table:style-name="ce43"/>
          <table:table-cell/>
        </table:table-row>
        <table:table-row table:style-name="ro1">
          <table:table-cell table:style-name="ce43" office:value-type="string" calcext:value-type="string">
            <text:p>Arjun</text:p>
          </table:table-cell>
          <table:table-cell table:style-name="ce43"/>
          <table:table-cell/>
        </table:table-row>
        <table:table-row table:style-name="ro3">
          <table:table-cell table:style-name="ce43" office:value-type="string" calcext:value-type="string">
            <text:p>Choiriansyah Ashari</text:p>
          </table:table-cell>
          <table:table-cell table:style-name="ce43" office:value-type="string" calcext:value-type="string">
            <text:p>tujuannya menggunakan semua metode? interpolasi, integral, differensiasi.</text:p>
          </table:table-cell>
          <table:table-cell/>
        </table:table-row>
        <table:table-row table:style-name="ro2">
          <table:table-cell office:value-type="string" calcext:value-type="string">
            <text:p>Dandy Saputra</text:p>
          </table:table-cell>
          <table:table-cell office:value-type="string" calcext:value-type="string">
            <text:p>kenapa negatif?</text:p>
          </table:table-cell>
          <table:table-cell/>
        </table:table-row>
        <table:table-row table:style-name="ro1">
          <table:table-cell table:style-name="ce42" office:value-type="string" calcext:value-type="string">
            <text:p>Arya Kurnia Pambudi</text:p>
          </table:table-cell>
          <table:table-cell office:value-type="string" calcext:value-type="string">
            <text:p>pembulatan</text:p>
          </table:table-cell>
          <table:table-cell/>
        </table:table-row>
        <table:table-row table:style-name="ro1">
          <table:table-cell table:style-name="ce42"/>
          <table:table-cell table:number-columns-repeated="2"/>
        </table:table-row>
        <table:table-row table:style-name="ro2">
          <table:table-cell table:style-name="ce46" office:value-type="string" calcext:value-type="string">
            <text:p>ekstrapolasi modified akima</text:p>
          </table:table-cell>
          <table:table-cell table:style-name="ce46" office:value-type="string" calcext:value-type="string">
            <text:p>toolbox matlab</text:p>
          </table:table-cell>
          <table:table-cell/>
        </table:table-row>
        <table:table-row table:style-name="ro1">
          <table:table-cell office:value-type="string" calcext:value-type="string">
            <text:p>Choiriansyah Ashari</text:p>
          </table:table-cell>
          <table:table-cell table:style-name="ce52"/>
          <table:table-cell/>
        </table:table-row>
        <table:table-row table:style-name="ro1">
          <table:table-cell office:value-type="string" calcext:value-type="string">
            <text:p>ahmad rizal syahb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iansyah As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as adit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n aulia yahya</text:p>
          </table:table-cell>
          <table:table-cell office:value-type="string" calcext:value-type="string">
            <text:p>kekurangan metode ini?</text:p>
          </table:table-cell>
          <table:table-cell/>
        </table:table-row>
        <table:table-row table:style-name="ro4">
          <table:table-cell office:value-type="string" calcext:value-type="string">
            <text:p>Dandy Saputra</text:p>
          </table:table-cell>
          <table:table-cell office:value-type="string" calcext:value-type="string">
            <text:p>penjelasan metode modified aki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6" office:value-type="string" calcext:value-type="string">
            <text:p>NGF v LaGrange</text:p>
          </table:table-cell>
          <table:table-cell office:value-type="string" calcext:value-type="string">
            <text:p>Excel</text:p>
          </table:table-cell>
          <table:table-cell/>
        </table:table-row>
        <table:table-row table:style-name="ro1">
          <table:table-cell office:value-type="string" calcext:value-type="string">
            <text:p>akhmad mal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r Zuda Al-Zub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ga aulia rah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anuari erdi ast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ki allam zi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iriansyah Ashari</text:p>
          </table:table-cell>
          <table:table-cell office:value-type="string" calcext:value-type="string">
            <text:p>mana perbandingan metode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 dan differensial numer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h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a fa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i febriyawa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yulie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dy Saputra</text:p>
          </table:table-cell>
          <table:table-cell table:number-columns-repeated="2"/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1:18:27.23552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20-01-06T11:18:40.345495713</dc:date>
    <dc:creator>Mifta Nur Farid</dc:creator>
    <meta:editing-duration>PT3H33M17S</meta:editing-duration>
    <meta:editing-cycles>30</meta:editing-cycles>
    <meta:generator>LibreOffice/6.3.0.4$Linux_X86_64 LibreOffice_project/30$Build-4</meta:generator>
    <meta:document-statistic meta:table-count="2" meta:cell-count="667" meta:object-count="0"/>
  </office:meta>
</office:document-meta>
</file>